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1">00/00/0000</text:date>, <text:time style:data-style-name="N2" text:time-value="09:34:19.7099170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1T09:52:34.202647937</dc:date>
    <meta:editing-duration>P76DT15H19M12S</meta:editing-duration>
    <meta:editing-cycles>308</meta:editing-cycles>
    <meta:generator>LibreOffice/6.0.6.2$Linux_X86_64 LibreOffice_project/00m0$Build-2</meta:generator>
    <meta:document-statistic meta:table-count="2" meta:cell-count="1211" meta:object-count="0"/>
  </office:meta>
</office:document-meta>
</file>